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0H51M42.656051S" calcext:value-type="time">
            <text:p>1560:5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4H56M39.392S" calcext:value-type="time">
            <text:p>04:56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29H08M25.409S" calcext:value-type="time">
            <text:p>29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3]-[.B303] &gt; 0; [.C303]-[.B3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3">
            <text:p>Pre-/Post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08:06:25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8T15:27:59.192000000</dc:date>
    <meta:editing-duration>P69DT16H27M10S</meta:editing-duration>
    <meta:editing-cycles>1837</meta:editing-cycles>
    <meta:generator>LibreOffice/7.2.6.2$Windows_X86_64 LibreOffice_project/b0ec3a565991f7569a5a7f5d24fed7f52653d754</meta:generator>
    <dc:creator>Benjamin Laws</dc:creator>
    <meta:document-statistic meta:table-count="2" meta:cell-count="2241" meta:object-count="0"/>
  </office:meta>
</office:document-meta>
</file>